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abon-Italic" svg:font-family="Sabon-Italic, 'MS Mincho'"/>
    <style:font-face style:name="Sabon-Roman" svg:font-family="Sabon-Roman, 'MS Mincho'"/>
    <style:font-face style:name="Andale Mono" svg:font-family="'Andale Mono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Arial Unicode MS" svg:font-family="'Arial Unicode MS'" style:font-family-generic="swiss"/>
    <style:font-face style:name="Droid Sans Fallback1" svg:font-family="'Droid Sans Fallb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note">
      <style:text-properties officeooo:paragraph-rsid="001c1cab"/>
    </style:style>
    <style:style style:name="P2" style:family="paragraph" style:master-page-name="Standard">
      <style:paragraph-properties style:page-number="1"/>
    </style:style>
    <style:style style:name="T1" style:family="text">
      <style:text-properties officeooo:rsid="001c1ca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ager_NoNumber"/>
        <text:user-field-decl office:value-type="string" office:string-value="0" text:name="Pager_Expression"/>
        <text:user-field-decl office:value-type="string" office:string-value="Страница" text:name="Pager_txt1"/>
        <text:user-field-decl office:value-type="string" office:string-value="из" text:name="Pager_txt3"/>
        <text:user-field-decl office:value-type="string" office:string-value="1" text:name="Pager_txt4"/>
        <text:user-field-decl office:value-type="string" office:string-value="" text:name="Pager_txt5"/>
        <text:user-field-decl office:value-type="string" office:string-value="" text:name="Pager_NumStyle"/>
      </text:user-field-decls>
      <text:p><text:bookmark-start text:name="__DdeLink__18095_96556679"/><text:bookmark-start text:name="__DdeLink__13150_598033775"/>денотата<text:bookmark-end text:name="__DdeLink__18095_96556679"/><text:bookmark-end text:name="__DdeLink__13150_598033775"/>?<text:note text:id="ftn1" text:note-class="footnote"><text:note-citation>1</text:note-citation><text:note-body><text:p text:style-name="P1"><text:span text:style-name="T1">The missing footnote</text:span></text:p></text:note-body></text:no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Sabon-Italic" svg:font-family="Sabon-Italic, 'MS Mincho'"/>
    <style:font-face style:name="Sabon-Roman" svg:font-family="Sabon-Roman, 'MS Mincho'"/>
    <style:font-face style:name="Andale Mono" svg:font-family="'Andale Mono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Arial Unicode MS" svg:font-family="'Arial Unicode MS'" style:font-family-generic="swiss"/>
    <style:font-face style:name="Droid Sans Fallback1" svg:font-family="'Droid Sans Fallb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-45_20_Degrees" draw:display-name="Black -45 Degrees" draw:style="single" draw:color="#000000" draw:distance="0.0402in" draw:rotation="3150"/>
    <draw:hatch draw:name="Black_20_0_20_Degrees" draw:display-name="Black 0 Degrees" draw:style="single" draw:color="#000000" draw:distance="0.0402in" draw:rotation="0"/>
    <draw:hatch draw:name="Black_20_45_20_Degrees" draw:display-name="Black 45 Degrees" draw:style="single" draw:color="#000000" draw:distance="0.0402in" draw:rotation="450"/>
    <draw:hatch draw:name="Black_20_90_20_Degrees" draw:display-name="Black 90 Degrees" draw:style="single" draw:color="#000000" draw:distance="0.0402in" draw:rotation="900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letter-kerning="true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next-style-name="First_20_line_20_indent" style:class="text">
      <style:paragraph-properties fo:margin="100%" fo:margin-left="0in" fo:margin-right="0in" fo:margin-top="0in" fo:margin-bottom="0.0835in" style:contextual-spacing="false" fo:line-height="150%" fo:text-align="justify" style:justify-single-word="false" fo:text-indent="0in" style:auto-text-indent="false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size="14pt" style:font-name-asian="Arial" style:font-size-asian="14pt" style:font-name-complex="Ari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WW-Заголовок" style:family="paragraph" style:parent-style-name="Title" style:next-style-name="Subtitle"/>
    <style:style style:name="Footnote" style:family="paragraph" style:parent-style-name="Standard" style:class="extra" style:master-page-name="">
      <style:paragraph-properties fo:margin="100%" fo:margin-left="0in" fo:margin-right="0in" fo:margin-top="0in" fo:margin-bottom="0in" style:contextual-spacing="false" fo:keep-together="auto" fo:widows="0" fo:hyphenation-ladder-count="2" fo:text-indent="0.1965in" style:auto-text-indent="false" style:page-number="auto" fo:background-color="transparent" style:shadow="none" fo:keep-with-next="auto" text:number-lines="false" text:line-number="0">
        <style:tab-stops/>
        <style:background-image/>
      </style:paragraph-properties>
      <style:text-properties fo:font-size="10pt" style:font-size-asian="10pt" style:font-size-complex="10pt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style:contextual-spacing="false" fo:text-indent="0in" style:auto-text-indent="false"/>
    </style:style>
    <style:style style:name="Endnote" style:family="paragraph" style:parent-style-name="Standard" style:class="extra">
      <style:paragraph-properties fo:margin="100%"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="100%"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="100%"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="100%" fo:margin-left="0.75in" fo:margin-right="0in" fo:margin-top="0in" fo:margin-bottom="0.0835in" style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="100%" fo:margin-left="1.25in" fo:margin-right="0in" fo:margin-top="0in" fo:margin-bottom="0.0835in" style:contextual-spacing="false" fo:text-indent="-0.25in" style:auto-text-indent="false"/>
    </style:style>
    <style:style style:name="Цитата_20_в_20_диссертации" style:display-name="Цитата в диссертации" style:family="paragraph" style:parent-style-name="Text_20_body">
      <style:paragraph-properties fo:margin="100%" fo:margin-left="0.9091in" fo:margin-right="0in" fo:margin-top="0in" fo:margin-bottom="0in" style:contextual-spacing="false" fo:line-height="100%" fo:text-align="start" style:justify-single-word="false" fo:orphans="0" fo:widows="0" fo:hyphenation-ladder-count="no-limit" fo:text-indent="0in" style:auto-text-indent="false" style:text-autospace="ideograph-alpha" style:punctuation-wrap="hanging" style:line-break="strict" style:writing-mode="lr-tb"/>
      <style:text-properties fo:font-size="12pt" style:font-size-asian="12pt" fo:hyphenate="false" fo:hyphenation-remain-char-count="2" fo:hyphenation-push-char-count="2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итайский" style:family="paragraph" style:parent-style-name="Text_20_body" style:next-style-name="Standard"/>
    <style:style style:name="Contents_20_Heading" style:display-name="Contents Heading" style:family="paragraph" style:parent-style-name="Title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Endnote_20_Symbol" style:display-name="Endnote Symbol" style:family="text">
      <style:text-properties style:text-position="super 58%"/>
    </style:style>
    <style:style style:name="WW-Символы_20_концевой_20_сноски" style:display-name="WW-Символы концевой сноски" style:family="text"/>
    <style:style style:name="Endnote_20_anchor" style:display-name="Endnote anchor" style:family="text">
      <style:text-properties style:text-position="super 58%"/>
    </style:style>
    <style:style style:name="User_20_Entry" style:display-name="User Entry" style:family="text">
      <style:text-properties style:font-name="Andale Mono" style:font-name-asian="Arial1" style:font-name-complex="Andale Mono"/>
    </style:style>
    <style:style style:name="Source_20_Text" style:display-name="Source Text" style:family="text">
      <style:text-properties style:font-name="Andale Mono" style:font-name-asian="Arial1" style:font-name-complex="Andale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text"/>
    <style:style style:name="Font_20_Style53" style:display-name="Font Style53" style:family="text" style:parent-style-name="Основной_20_шрифт_20_абзаца">
      <style:text-properties style:font-name="Times New Roman" fo:font-size="9pt" fo:font-style="italic" fo:font-weight="bold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 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9.0161in" fo:page-height="4.4882in" style:num-format="1" style:print-orientation="landscape" fo:margin="0in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 style:page-usage="mirrored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7" style:page-usage="mirrored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8" style:page-usage="mirrored">
      <style:page-layout-properties fo:page-width="11.6929in" fo:page-height="8.2681in" style:num-format="1" style:print-orientation="landscape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Footnote" style:page-layout-name="Mpm2"/>
    <style:master-page style:name="Endnote" style:page-layout-name="Mpm2"/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/>
    <style:master-page style:name="HTML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-export footnote Error</dc:title>
    <meta:initial-creator>XXX</meta:initial-creator>
    <meta:creation-date>2011-04-17T15:49:13</meta:creation-date>
    <dc:date>2012-08-02T11:51:20</dc:date>
    <meta:editing-cycles>227</meta:editing-cycles>
    <meta:editing-duration>P45DT8H47M38S</meta:editing-duration>
    <meta:generator>LibreOffice/3.7$Linux_X86_64 LibreOffice_project/442b578-fbc3fc5-abbbe57-741c2a</meta:generator>
    <meta:printed-by>Lev </meta:printed-by>
    <meta:print-date>2011-08-02T20:54:27</meta:print-date>
    <meta:document-statistic meta:table-count="0" meta:image-count="0" meta:object-count="0" meta:page-count="1" meta:paragraph-count="2" meta:word-count="4" meta:character-count="30" meta:non-whitespace-character-count="28"/>
    <meta:user-defined meta:name="Поле 1"/>
    <meta:user-defined meta:name="Поле 2"/>
    <meta:user-defined meta:name="Поле 3"/>
    <meta:user-defined meta:name="Поле 4"/>
  </office:meta>
</office:document-meta>
</file>